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dMessages.msgXsdUnknownError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Messages.msgProcessingSchema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Messages.msgXsdWar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Messages.msgXsdExceptionMessage( String message , String systemId , int lineNumber , int column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dMessages.msgXsdFa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Messages.msgXsdMessage( String type , String msg , String systemId , int line , int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Messages.msgXsd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